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320</text:p>
      <text:p text:style-name="Standard"/>
      <text:p text:style-name="Standard">Demandeur : SARL DE GASTRY</text:p>
      <text:p text:style-name="Standard">Adresse : Gastry<text:line-break/>22210 LE CAMBOUT</text:p>
      <text:p text:style-name="Standard">Cédant : ROLLAND Myriam</text:p>
      <text:p text:style-name="Standard"/>
      <text:p text:style-name="Standard">La demande est une demande standard.<text:line-break/></text:p>
      <text:p text:style-name="Standard"/>
      <text:p text:style-name="Standard"/>
      <text:p text:style-name="Standard">----------------------------------------</text:p>
      <text:p text:style-name="Standard">Commune : LE CAMBOUT</text:p>
      <text:p text:style-name="Standard"/>
      <text:p text:style-name="Standard"/>
      <text:p text:style-name="Standard"/>
      <text:p text:style-name="P1">Dossier n° : C22250320</text:p>
      <text:p text:style-name="P1"/>
      <text:p text:style-name="P1">Demandeur : SARL DE GASTRY</text:p>
      <text:p text:style-name="P1">Adresse : Gastry<text:line-break/>22210 LE CAMBOUT</text:p>
      <text:p text:style-name="P1">Cédant : ROLLAND Myriam</text:p>
      <text:p text:style-name="P1"/>
      <text:p text:style-name="P1"/>
      <text:p text:style-name="P1">La demande **est** une demande standard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parcelles</text:p>
      <text:p text:style-name="P1">Commune : LE CAMBOUT</text:p>
      <text:p text:style-name="P1"/>
      <text:p text:style-name="P1"/>
      <text:p text:style-name="P1">Parcelles : ZO17 - ZO18</text:p>
      <text:p text:style-name="P1">Superficie : 3,9910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